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v-lr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87b08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87b0a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87b08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87b0b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87b09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E-0x87b0b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style style:name="ACOL-1" style:family="table-column"/>
    <style:style style:name="AROW-1" style:family="table-row"/>
    <style:style style:name="AROW-2" style:family="table-row">
      <style:table-row-properties style:row-height="13.50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工作表1" table:style-name="ta-v-lr">
        <table:table-column table:default-cell-style-name="ACE-0x87b0a50" table:style-name="ACOL-0"/>
        <table:table-column table:default-cell-style-name="ACE-0x87b0a50" table:style-name="ACOL-0" table:number-columns-repeated="3"/>
        <table:table-column table:default-cell-style-name="ACE-0x87b0a50" table:style-name="ACOL-0" table:number-columns-repeated="252"/>
        <table:table-row table:style-name="AROW-0">
          <table:table-cell table:number-columns-repeated="256" table:style-name="ACE-0x87b0a50"/>
        </table:table-row>
        <table:table-row table:style-name="AROW-2">
          <table:table-cell table:style-name="ACE-0x87b0a50"/>
          <table:table-cell table:style-name="ACE-0x87b0a50" office:value-type="string">
            <text:p>item</text:p>
          </table:table-cell>
          <table:table-cell table:number-columns-repeated="254" table:style-name="ACE-0x87b0a50"/>
        </table:table-row>
        <table:table-row table:style-name="AROW-2">
          <table:table-cell table:number-columns-repeated="2" table:style-name="ACE-0x87b0a50"/>
          <table:table-cell table:style-name="ACE-0x87b0a50" office:value-type="string">
            <text:p>type</text:p>
          </table:table-cell>
          <table:table-cell table:style-name="ACE-0x87b0a50" office:value-type="float" office:value="-1">
            <text:p>−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">
            <text:p>2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">
            <text:p>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4">
            <text:p>4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5">
            <text:p>5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6">
            <text:p>6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7">
            <text:p>7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8">
            <text:p>8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9">
            <text:p>9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">
            <text:p>10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1">
            <text:p>1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2">
            <text:p>12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3">
            <text:p>1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4">
            <text:p>14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5">
            <text:p>15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6">
            <text:p>16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7">
            <text:p>17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8">
            <text:p>18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9">
            <text:p>19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0">
            <text:p>20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1">
            <text:p>2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2">
            <text:p>22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3">
            <text:p>2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4">
            <text:p>24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5">
            <text:p>25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6">
            <text:p>26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01">
            <text:p>20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202">
            <text:p>202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0">
            <text:p>300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1">
            <text:p>30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2">
            <text:p>302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3">
            <text:p>30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4">
            <text:p>304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5">
            <text:p>305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06">
            <text:p>306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351">
            <text:p>351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400">
            <text:p>400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500">
            <text:p>500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501">
            <text:p>50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503">
            <text:p>50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504">
            <text:p>504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0">
            <text:p>1000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1">
            <text:p>100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2">
            <text:p>1002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3">
            <text:p>100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4">
            <text:p>1004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5">
            <text:p>1005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6">
            <text:p>1006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7">
            <text:p>1007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8">
            <text:p>1008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9">
            <text:p>1009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10">
            <text:p>1010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00">
            <text:p>10000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01">
            <text:p>10001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02">
            <text:p>10002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03">
            <text:p>10003</text:p>
          </table:table-cell>
          <table:table-cell table:number-columns-repeated="252" table:style-name="ACE-0x87b0a50"/>
        </table:table-row>
        <table:table-row table:style-name="AROW-0">
          <table:table-cell table:number-columns-repeated="3" table:style-name="ACE-0x87b0a50"/>
          <table:table-cell table:style-name="ACE-0x87b0a50" office:value-type="float" office:value="10004">
            <text:p>10004</text:p>
          </table:table-cell>
          <table:table-cell table:number-columns-repeated="252" table:style-name="ACE-0x87b0a50"/>
        </table:table-row>
        <table:table-row table:style-name="AROW-0">
          <table:table-cell table:number-columns-repeated="256" table:style-name="ACE-0x87b0a50"/>
        </table:table-row>
        <table:table-row table:style-name="AROW-0" table:number-rows-repeated="65469">
          <table:table-cell table:number-columns-repeated="256" table:style-name="ACE-0x87b0a50"/>
        </table:table-row>
      </table:table>
      <table:table table:name="工作表2" table:style-name="ta-v-lr">
        <table:table-column table:default-cell-style-name="ACE-0x87b0b10" table:style-name="ACOL-0" table:number-columns-repeated="256"/>
        <table:table-row table:style-name="AROW-0">
          <table:table-cell table:number-columns-repeated="256" table:style-name="ACE-0x87b0b10"/>
        </table:table-row>
        <table:table-row table:style-name="AROW-0">
          <table:table-cell table:number-columns-repeated="256" table:style-name="ACE-0x87b0b10"/>
        </table:table-row>
        <table:table-row table:style-name="AROW-0" table:number-rows-repeated="65534">
          <table:table-cell table:number-columns-repeated="256" table:style-name="ACE-0x87b0b10"/>
        </table:table-row>
      </table:table>
      <table:table table:name="工作表3" table:style-name="ta-v-lr">
        <table:table-column table:default-cell-style-name="ACE-0x87b0bd0" table:style-name="ACOL-0" table:number-columns-repeated="256"/>
        <table:table-row table:style-name="AROW-0">
          <table:table-cell table:number-columns-repeated="256" table:style-name="ACE-0x87b0bd0"/>
        </table:table-row>
        <table:table-row table:style-name="AROW-0">
          <table:table-cell table:number-columns-repeated="256" table:style-name="ACE-0x87b0bd0"/>
        </table:table-row>
        <table:table-row table:style-name="AROW-0" table:number-rows-repeated="65534">
          <table:table-cell table:number-columns-repeated="256" table:style-name="ACE-0x87b0bd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repeat-content="false" style:decimal-places="13"/>
      <style:paragraph-properties style:writing-mode-automatic="true" style:text-align-source="value-type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gnumeric/1.10.1</meta:generator>
    <meta:creation-date>2011-04-08T14:56:15Z</meta:creation-date>
    <dc:date>2011-04-08T15:06:36Z</dc:date>
  </office:meta>
</office:document-meta>
</file>